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3326"/>
    </style:style>
    <style:style style:name="T1" style:family="text">
      <style:text-properties officeooo:rsid="0014f9f6"/>
    </style:style>
    <style:style style:name="T2" style:family="text">
      <style:text-properties officeooo:rsid="0016e20c"/>
    </style:style>
    <style:style style:name="T3" style:family="text">
      <style:text-properties officeooo:rsid="0018426f"/>
    </style:style>
    <style:style style:name="T4" style:family="text">
      <style:text-properties officeooo:rsid="001a6553"/>
    </style:style>
    <style:style style:name="T5" style:family="text">
      <style:text-properties officeooo:rsid="00233326"/>
    </style:style>
    <style:style style:name="T6" style:family="text">
      <style:text-properties officeooo:rsid="0024e32a"/>
    </style:style>
    <style:style style:name="T7" style:family="text">
      <style:text-properties officeooo:rsid="00290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国内株式取引ルール</text:p>
      <text:h text:style-name="Heading_20_3" text:outline-level="3">買付売付（原則）</text:h>
      <text:p text:style-name="Text_20_body"><text:tab/>買付は成行でも良いが、売付時は成行をできるだけ避ける。</text:p>
      <text:h text:style-name="Heading_20_3" text:outline-level="3">買付株価</text:h>
      <text:p text:style-name="Text_20_body"><text:tab/>現在のところ ~1,000JPY の価格帯に注目</text:p>
      <text:h text:style-name="Heading_20_3" text:outline-level="3">注文数量</text:h>
      <text:p text:style-name="Text_20_body"><text:tab/>100株/口</text:p>
      <text:h text:style-name="Heading_20_3" text:outline-level="3">売付価格（原則）</text:h>
      <text:p text:style-name="Standard"><text:tab/>１日目<text:tab/><text:span text:style-name="T1">+10円</text:span></text:p>
      <text:p text:style-name="Standard"><text:tab/>２日目<text:tab/><text:span text:style-name="T1">+5 </text:span><text:span text:style-name="T3">~</text:span><text:span text:style-name="T1"> </text:span><text:span text:style-name="T2">+10</text:span><text:span text:style-name="T1">円</text:span></text:p>
      <text:p text:style-name="Standard"><text:tab/>３<text:span text:style-name="T1">日目 + 2円</text:span></text:p>
      <text:p text:style-name="Standard"><text:tab/>４日目 <text:span text:style-name="T1">+1円</text:span></text:p>
      <text:p text:style-name="Standard"><text:tab/>５日目 <text:span text:style-name="T1">0円</text:span></text:p>
      <text:p text:style-name="Standard"><text:tab/>損切り条件<text:tab/>買付価格より<text:span text:style-name="T1">10円以上価格が下落した場合、成行で売付して処分</text:span></text:p>
      <text:h text:style-name="Heading_20_3" text:outline-level="3">VMAP が前日の終値より高い場合</text:h>
      <text:p text:style-name="P1"><text:tab/>ただし、概ね<text:span text:style-name="T5">3円程度の差がある場合に限る。</text:span></text:p>
      <text:p text:style-name="P1"><text:tab/>当日の買付を成行で執行、買付価格を追いかけるのは当面は諦める。</text:p>
      <text:p text:style-name="P1"><text:tab/>慣れてきたら、買付価格を<text:span text:style-name="T6">VWAPを参考に設定して、売付価格を設定できるようにする。</text:span></text:p>
      <text:p text:style-name="Text_20_body"><text:tab/>売付価格は動向をみて決める。最低 <text:span text:style-name="T4">+10円だが、値動きが早い場合あり。</text:span></text:p>
      <text:h text:style-name="Heading_20_3" text:outline-level="3">決算発表時の体制</text:h>
      <text:p text:style-name="Text_20_body"><text:tab/>買付対象の銘柄に決算発表がある場合の体制を作る。</text:p>
      <text:p text:style-name="Text_20_body"><text:tab/>失敗例：ダイセル <text:span text:style-name="T7">(4202) </text:span><text:s/><text:span text:style-name="T7">2023/11/2 13:20 決算発表後、株価が急騰したが適切に売付できず。</text:span></text:p>
      <text:p text:style-name="Text_20_body"><text:tab/>レーティング分布で強気が多ければ信じてみるのも良し。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1:35.222371574</meta:creation-date>
    <dc:date>2023-11-02T13:59:48.317549664</dc:date>
    <meta:editing-duration>PT37M20S</meta:editing-duration>
    <meta:editing-cycles>18</meta:editing-cycles>
    <meta:generator>LibreOffice/7.6.2.1$Linux_X86_64 LibreOffice_project/60$Build-1</meta:generator>
    <meta:document-statistic meta:table-count="0" meta:image-count="0" meta:object-count="0" meta:page-count="1" meta:paragraph-count="23" meta:word-count="367" meta:character-count="443" meta:non-whitespace-character-count="409"/>
  </office:meta>
</office:document-meta>
</file>